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0.4807in"/>
    </style:style>
    <style:style style:name="co18" style:family="table-column">
      <style:table-column-properties fo:break-before="auto" style:column-width="2.4264in"/>
    </style:style>
    <style:style style:name="co19" style:family="table-column">
      <style:table-column-properties fo:break-before="auto" style:column-width="7.8in"/>
    </style:style>
    <style:style style:name="co7" style:family="table-column">
      <style:table-column-properties fo:break-before="auto" style:column-width="0.7091in"/>
    </style:style>
    <style:style style:name="co23" style:family="table-column">
      <style:table-column-properties fo:break-before="auto" style:column-width="0.4543in"/>
    </style:style>
    <style:style style:name="co24" style:family="table-column">
      <style:table-column-properties fo:break-before="auto" style:column-width="0.5098in"/>
    </style:style>
    <style:style style:name="co25" style:family="table-column">
      <style:table-column-properties fo:break-before="auto" style:column-width="2.1272in"/>
    </style:style>
    <style:style style:name="co26" style:family="table-column">
      <style:table-column-properties fo:break-before="auto" style:column-width="10.1382in"/>
    </style:style>
    <style:style style:name="co27" style:family="table-column">
      <style:table-column-properties fo:break-before="auto" style:column-width="1.0193in"/>
    </style:style>
    <style:style style:name="co21" style:family="table-column">
      <style:table-column-properties fo:break-before="auto" style:column-width="0.8626in"/>
    </style:style>
    <style:style style:name="co28" style:family="table-column">
      <style:table-column-properties fo:break-before="auto" style:column-width="1.5291in"/>
    </style:style>
    <style:style style:name="co29" style:family="table-column">
      <style:table-column-properties fo:break-before="auto" style:column-width="2.3925in"/>
    </style:style>
    <style:style style:name="co30" style:family="table-column">
      <style:table-column-properties fo:break-before="auto" style:column-width="1.8134in"/>
    </style:style>
    <style:style style:name="co31" style:family="table-column">
      <style:table-column-properties fo:break-before="auto" style:column-width="1.6165in"/>
    </style:style>
    <style:style style:name="co3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828in"/>
    </style:style>
    <style:style style:name="co14" style:family="table-column">
      <style:table-column-properties fo:break-before="auto" style:column-width="1.861in"/>
    </style:style>
    <style:style style:name="co15" style:family="table-column">
      <style:table-column-properties fo:break-before="auto" style:column-width="9.5063in"/>
    </style:style>
    <style:style style:name="co22" style:family="table-column">
      <style:table-column-properties fo:break-before="auto" style:column-width="10.8472in"/>
    </style:style>
    <style:style style:name="co37" style:family="table-column">
      <style:table-column-properties fo:break-before="auto" style:column-width="1.4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5" style:family="table" style:master-page-name="PageStyle_5f_DIARIA">
      <style:table-properties table:display="true" style:writing-mode="lr-tb"/>
    </style:style>
    <style:style style:name="ta7" style:family="table" style:master-page-name="PageStyle_5f_JUGADOR">
      <style:table-properties table:display="true" style:writing-mode="lr-tb"/>
    </style:style>
    <style:style style:name="ta8" style:family="table" style:master-page-name="PageStyle_5f_TRAMPA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9" style:family="table" style:master-page-name="PageStyle_5f_ITEMS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in"/>
    </style:style>
    <style:style style:name="ce5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Excel_20_Built-in_20_Normal">
      <style:table-cell-properties fo:background-color="#ff66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5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LAS CASILLAS SE REDUCE A LA MITAD REDONDEANDO A LA BAJA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7" table:print="false">
        <office:forms form:automatic-focus="false" form:apply-design-mode="false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7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9" table:print="false">
        <office:forms form:automatic-focus="false" form:apply-design-mode="false"/>
        <table:table-column table:style-name="co13" table:default-cell-style-name="Excel_20_Built-in_20_Normal"/>
        <table:table-column table:style-name="co37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. Se usa como accion. Un solo uso.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. <text:s/>Se usa como accion. Un solo uso.</text:p>
          </table:table-cell>
          <table:table-cell table:number-columns-repeated="1020"/>
        </table:table-row>
        <table:table-row table:style-name="ro2">
          <table:table-cell table:style-name="ce6" table:formula="of:=[.A2]+1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ISMATICOS</text:p>
          </table:table-cell>
          <table:table-cell table:style-name="ce6" office:value-type="string">
            <text:p>PUEDES LEVANTAR UN TILE ADYACENTE</text:p>
          </table:table-cell>
          <table:table-cell table:style-name="ce6"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. Hay que activarlo cada turno y cuesta una accion.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it de supervivencia</text:p>
          </table:table-cell>
          <table:table-cell office:value-type="string">
            <text:p>TUS DADOS PARA CREAR ARMAS SE INCREMENTAN EN 1</text:p>
          </table:table-cell>
          <table:table-cell office:value-type="string">
            <text:p>Cambiar nombre</text:p>
          </table:table-cell>
          <table:table-cell table:number-columns-repeated="1019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Default" office:value-type="string">
            <text:p>Equipo de caza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office:value-type="string">
            <text:p>EQUIPO DE TRAMPERO</text:p>
          </table:table-cell>
          <table:table-cell table:style-name="Default" office:value-type="string">
            <text:p>+1 dado al busc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rmadura improvisada</text:p>
          </table:table-cell>
          <table:table-cell office:value-type="string">
            <text:p>Reduccion al daño 1 (anula el primer éxito de un ataque enemigo)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los monstruos te ignoran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tirar HUIR en cualquier turno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string">
            <text:p>XXX</text:p>
          </table:table-cell>
          <table:table-cell office:value-type="string">
            <text:p>Superas automaticamente la tirada para hui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quipo de montañero</text:p>
          </table:table-cell>
          <table:table-cell office:value-type="string">
            <text:p>Puedes cruzar montaña/alta montaña a coste 3. Se usa como accio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petir una tirad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1:.B15])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xpansion combat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unto de mira</text:p>
          </table:table-cell>
          <table:table-cell office:value-type="string">
            <text:p>+1,+2, +3 al alcance de tu arma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ce3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sto podria irse al set de patrocinadores y se ganarian algunas de los patrocinadores, otras de matar monstruos y otras de recompensas especial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omb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defens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niciativ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supervivenci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mprovisac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busca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arg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movimient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vida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Excel_20_Built-in_20_Normal" table:number-columns-repeated="5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8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ROBAS UN OBJETO NO EQUIPADO A UN JUGADOR OBJETIV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ATACAR HASTA QUE DESCANSES CON ÉXITO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SOLO PUEDE MOVERSE Y BUSCAR REFUGIO DURANTE EL RESTO DEL DIA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office:value-type="string">
            <text:p>ROBAS A QUIEN TU QUIERAS UN OBJETO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SE MUEVE EN LA DIRECCION QUE TU INDIQUES 2 CASILLAS SIN IMPORTAR TERREN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/>
          <table:table-cell table:formula="of:=SUM([.B1:.B14])" office:value-type="float" office:value="41">
            <text:p>4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10/24/2015</text:date>, <text:time>19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4T19:48:53.78</dc:date>
    <meta:generator>OpenOffice/4.1.1$Win32 OpenOffice.org_project/411m6$Build-9775</meta:generator>
    <meta:editing-duration>PT5H16M5S</meta:editing-duration>
    <meta:editing-cycles>22</meta:editing-cycles>
    <dc:creator>Jose </dc:creator>
    <meta:document-statistic meta:table-count="7" meta:cell-count="390" meta:object-count="0"/>
  </office:meta>
</office:document-meta>
</file>